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1</text:p>
      <text:p text:style-name="Standard">The simplex algorithm forms feasible bases and works towards optimality from there. <text:s/>A non linearly independent condition is one which can be expressed as the sum and scale of others. <text:s/>Knowing this it is trivially easy to ignore linearly independent conditions by choosing the harshest one, for example:</text:p>
      <text:p text:style-name="Standard"><text:tab/><text:tab/>c1: 3x+4y+2z+7w = 32</text:p>
      <text:p text:style-name="Standard"><text:tab/><text:tab/>c2: 2x+4y+ <text:s text:c="5"/>6w = 12</text:p>
      <text:p text:style-name="Standard"><text:tab/><text:tab/>c3: 1x+ <text:s text:c="5"/>2z+1w = 20</text:p>
      <text:p text:style-name="Standard">Clearly c3 is c1-c2 and hence is linearly dependant, and can be ignored without affecting the optimal solution. <text:s/>In the slightly more complicated case where only the condition is linearly independent but the target isn't (c3: x+2z+w = 18) then we know already this is infeasible since either it is unjustifiable or c1 or c2 (or both) is.</text:p>
      <text:p text:style-name="Standard">We must assume linear independence before executing simplex as the algorithm is unable to detect this kind of infeasibility. <text:s/>Simplex works by only jumping for feasible basis to feasible basis. <text:s/>Since the basis is only infeasible when it contains c1, c2 and c3, it would be possible for simplex to 'hop' along bases which are not infeasible, and so miss this infeasibility constraint entirely.</text:p>
      <text:p text:style-name="Standard">As stated above linearly dependant constraints can be removed or flagged as causing infeasibility before simplex is executed if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 Hollingum</meta:initial-creator>
    <meta:creation-date>2011-03-30T16:43:31.59</meta:creation-date>
    <meta:generator>OpenOffice.org/3.3$Win32 OpenOffice.org_project/330m20$Build-9567</meta:generator>
    <meta:document-statistic meta:table-count="0" meta:image-count="0" meta:object-count="0" meta:page-count="1" meta:paragraph-count="8" meta:word-count="205" meta:character-count="1243"/>
    <dc:date>2011-03-30T17:42:23.96</dc:date>
    <dc:creator>Nic Hollingum</dc:creator>
    <meta:editing-duration>PT58M53S</meta:editing-duration>
    <meta:editing-cycles>1</meta:editing-cycles>
  </office:meta>
</office:document-meta>
</file>